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style:line-height-at-least="0in"/>
    </style:style>
    <style:style style:name="P7" style:family="paragraph" style:parent-style-name="Standard">
      <style:paragraph-properties style:line-height-at-least="0in"/>
      <style:text-properties officeooo:paragraph-rsid="005fe2f7"/>
    </style:style>
    <style:style style:name="P8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bbedd0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5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bbedd0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a17b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f04a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0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36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7" style:family="paragraph" style:parent-style-name="Standard" style:master-page-name="Standard">
      <style:paragraph-properties style:line-height-at-least="0in" style:page-number="auto"/>
      <style:text-properties style:use-window-font-color="true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38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39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40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41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2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paragraph-rsid="00cf9bc2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5" style:family="paragraph" style:parent-style-name="Standard" style:list-style-name="L7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46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47" style:family="paragraph" style:parent-style-name="Standard" style:list-style-name="L6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48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9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P50" style:family="paragraph" style:parent-style-name="Standard">
      <style:paragraph-properties style:line-height-at-least="0in"/>
      <style:text-properties style:font-name="Times New Roman" fo:font-size="11pt" officeooo:rsid="00f099d2" officeooo:paragraph-rsid="00f099d2" style:font-name-asian="Times New Roman" style:font-size-asian="11pt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5a844" style:font-name-asian="Times New Roman" style:font-name-complex="Times New Roman"/>
    </style:style>
    <style:style style:name="T10" style:family="text">
      <style:text-properties style:font-name="Times New Roman" officeooo:rsid="00a6b158" style:font-name-asian="Times New Roman" style:font-name-complex="Times New Roman"/>
    </style:style>
    <style:style style:name="T11" style:family="text">
      <style:text-properties style:font-name="Times New Roman" officeooo:rsid="00a992c1" style:font-name-asian="Times New Roman" style:font-name-complex="Times New Roman"/>
    </style:style>
    <style:style style:name="T12" style:family="text">
      <style:text-properties style:font-name="Times New Roman" officeooo:rsid="00c2b374" style:font-name-asian="Times New Roman" style:font-name-complex="Times New Roman"/>
    </style:style>
    <style:style style:name="T13" style:family="text">
      <style:text-properties style:font-name="Times New Roman" officeooo:rsid="00edd40b" style:font-name-asian="Times New Roman" style:font-name-complex="Times New Roman"/>
    </style:style>
    <style:style style:name="T14" style:family="text">
      <style:text-properties style:font-name="Times New Roman" officeooo:rsid="00f19eb5" style:font-name-asian="Times New Roman" style:font-name-complex="Times New Roman"/>
    </style:style>
    <style:style style:name="T15" style:family="text">
      <style:text-properties style:font-name="Times New Roman" fo:font-weight="bold" style:font-name-asian="Times New Roman" style:font-weight-asian="bold" style:font-name-complex="Times New Roman"/>
    </style:style>
    <style:style style:name="T16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7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9" style:family="text">
      <style:text-properties style:font-name="Times New Roman" fo:font-size="11pt" officeooo:rsid="00bce515" style:font-name-asian="Times New Roman" style:font-size-asian="11pt" style:font-name-complex="Times New Roman" style:font-size-complex="11pt"/>
    </style:style>
    <style:style style:name="T20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T21" style:family="text">
      <style:text-properties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22" style:family="text">
      <style:text-properties style:font-name="Times New Roman" fo:font-size="11pt" fo:font-weight="bold" officeooo:rsid="00b71224" style:font-name-asian="Times New Roman" style:font-size-asian="11pt" style:font-weight-asian="bold" style:font-name-complex="Times New Roman" style:font-size-complex="11pt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abddfa" style:font-name-asian="Times New Roman" style:font-name-complex="Times New Roman"/>
    </style:style>
    <style:style style:name="T25" style:family="text">
      <style:text-properties fo:font-weight="bold" style:font-name-asian="Times New Roman" style:font-weight-asian="bold" style:font-name-complex="Times New Roman"/>
    </style:style>
    <style:style style:name="T26" style:family="text">
      <style:text-properties fo:font-weight="bold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8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9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30" style:family="text">
      <style:text-properties fo:font-weight="bold" officeooo:rsid="00e9f04a" style:font-name-asian="Times New Roman" style:font-weight-asian="bold" style:font-name-complex="Times New Roman" style:font-weight-complex="bold"/>
    </style:style>
    <style:style style:name="T31" style:family="text">
      <style:text-properties fo:font-weight="bold" officeooo:rsid="0034c8df" style:font-name-asian="Times New Roman" style:font-weight-asian="bold" style:font-name-complex="Times New Roman"/>
    </style:style>
    <style:style style:name="T32" style:family="text">
      <style:text-properties fo:font-weight="bold" officeooo:rsid="004cedfd" style:font-name-asian="Times New Roman" style:font-weight-asian="bold" style:font-name-complex="Times New Roman"/>
    </style:style>
    <style:style style:name="T33" style:family="text">
      <style:text-properties fo:font-weight="bold" officeooo:rsid="00519d75" style:font-name-asian="Times New Roman" style:font-weight-asian="bold" style:font-name-complex="Times New Roman"/>
    </style:style>
    <style:style style:name="T34" style:family="text">
      <style:text-properties fo:font-weight="bold" officeooo:rsid="0054b7fb" style:font-name-asian="Times New Roman" style:font-weight-asian="bold" style:font-name-complex="Times New Roman"/>
    </style:style>
    <style:style style:name="T35" style:family="text">
      <style:text-properties fo:font-weight="bold" officeooo:rsid="009640bb" style:font-name-asian="Times New Roman" style:font-weight-asian="bold" style:font-name-complex="Times New Roman"/>
    </style:style>
    <style:style style:name="T36" style:family="text">
      <style:text-properties fo:font-weight="bold" officeooo:rsid="00b39f93" style:font-name-asian="Times New Roman" style:font-weight-asian="bold" style:font-name-complex="Times New Roman"/>
    </style:style>
    <style:style style:name="T37" style:family="text">
      <style:text-properties fo:font-weight="bold" officeooo:rsid="00b68578" style:font-name-asian="Times New Roman" style:font-weight-asian="bold" style:font-name-complex="Times New Roman"/>
    </style:style>
    <style:style style:name="T38" style:family="text">
      <style:text-properties fo:font-weight="bold" officeooo:rsid="00b7ce41" style:font-name-asian="Times New Roman" style:font-weight-asian="bold" style:font-name-complex="Times New Roman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41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42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43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44" style:family="text">
      <style:text-properties style:font-name="Times New Roman1" style:font-name-asian="Times New Roman" style:font-name-complex="Times New Roman"/>
    </style:style>
    <style:style style:name="T45" style:family="text">
      <style:text-properties style:font-name="Times New Roman1" officeooo:rsid="00bbedd0" style:font-name-asian="Times New Roman" style:font-name-complex="Times New Roman"/>
    </style:style>
    <style:style style:name="T46" style:family="text">
      <style:text-properties style:font-name="Times New Roman1" officeooo:rsid="0048788c" style:font-name-asian="Times New Roman" style:font-name-complex="Times New Roman"/>
    </style:style>
    <style:style style:name="T47" style:family="text">
      <style:text-properties style:font-name="Times New Roman1" fo:font-weight="bold" style:font-name-asian="Times New Roman" style:font-weight-asian="bold" style:font-name-complex="Times New Roman"/>
    </style:style>
    <style:style style:name="T48" style:family="text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/>
    </style:style>
    <style:style style:name="T49" style:family="text">
      <style:text-properties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50" style:family="text">
      <style:text-properties style:font-name="Times New Roman1" fo:font-size="11pt" fo:font-weight="bold" officeooo:rsid="0054b7fb" style:font-name-asian="Times New Roman" style:font-size-asian="11pt" style:font-weight-asian="bold" style:font-name-complex="Times New Roman" style:font-size-complex="11pt"/>
    </style:style>
    <style:style style:name="T51" style:family="text">
      <style:text-properties style:font-name="Times New Roman1" fo:font-size="11pt" fo:font-weight="bold" officeooo:rsid="0034c8df" style:font-name-asian="Times New Roman" style:font-size-asian="11pt" style:font-weight-asian="bold" style:font-name-complex="Times New Roman" style:font-size-complex="11pt"/>
    </style:style>
    <style:style style:name="T52" style:family="text">
      <style:text-properties style:font-name="Times New Roman1" fo:font-size="11pt" style:font-name-asian="Times New Roman" style:font-size-asian="11pt" style:font-name-complex="Times New Roman" style:font-size-complex="11pt"/>
    </style:style>
    <style:style style:name="T53" style:family="text">
      <style:text-properties style:font-name="Times New Roman1" fo:font-size="11pt" officeooo:rsid="00bf906c" style:font-name-asian="Times New Roman" style:font-size-asian="11pt" style:font-name-complex="Times New Roman" style:font-size-complex="11pt"/>
    </style:style>
    <style:style style:name="T54" style:family="text">
      <style:text-properties style:font-name="Times New Roman1" fo:font-size="11pt" officeooo:rsid="000e4fb5" style:font-name-asian="Times New Roman" style:font-size-asian="11pt" style:font-name-complex="Times New Roman" style:font-size-complex="11pt"/>
    </style:style>
    <style:style style:name="T55" style:family="text">
      <style:text-properties style:font-name="Times New Roman1" fo:font-size="11pt" officeooo:rsid="00c5bd41" style:font-name-asian="Times New Roman" style:font-size-asian="11pt" style:font-name-complex="Times New Roman" style:font-size-complex="11pt"/>
    </style:style>
    <style:style style:name="T56" style:family="text">
      <style:text-properties style:font-name="Times New Roman1" fo:font-size="11pt" officeooo:rsid="00895ac4" style:font-name-asian="Times New Roman" style:font-size-asian="11pt" style:font-name-complex="Times New Roman" style:font-size-complex="11pt"/>
    </style:style>
    <style:style style:name="T57" style:family="text">
      <style:text-properties style:font-name="Times New Roman1" fo:font-size="11pt" officeooo:rsid="00981c0d" style:font-name-asian="Times New Roman" style:font-size-asian="11pt" style:font-name-complex="Times New Roman" style:font-size-complex="11pt"/>
    </style:style>
    <style:style style:name="T58" style:family="text">
      <style:text-properties style:font-name="Times New Roman1" fo:font-size="11pt" officeooo:rsid="00a86e26" style:font-name-asian="Times New Roman" style:font-size-asian="11pt" style:font-name-complex="Times New Roman" style:font-size-complex="11pt"/>
    </style:style>
    <style:style style:name="T59" style:family="text">
      <style:text-properties style:font-name="Times New Roman1" fo:font-size="11pt" officeooo:rsid="00ca2f37" style:font-name-asian="Times New Roman" style:font-size-asian="11pt" style:font-name-complex="Times New Roman" style:font-size-complex="11pt"/>
    </style:style>
    <style:style style:name="T60" style:family="text">
      <style:text-properties style:font-name="Times New Roman1" fo:font-size="11pt" officeooo:rsid="00dd7af6" style:font-name-asian="Times New Roman" style:font-size-asian="11pt" style:font-name-complex="Times New Roman" style:font-size-complex="11pt"/>
    </style:style>
    <style:style style:name="T61" style:family="text">
      <style:text-properties style:font-name="Times New Roman1" fo:font-size="11pt" officeooo:rsid="00ea6548" style:font-name-asian="Times New Roman" style:font-size-asian="11pt" style:font-name-complex="Times New Roman" style:font-size-complex="11pt"/>
    </style:style>
    <style:style style:name="T62" style:family="text">
      <style:text-properties style:font-name="Times New Roman1" fo:font-size="11pt" officeooo:rsid="00ebd2da" style:font-name-asian="Times New Roman" style:font-size-asian="11pt" style:font-name-complex="Times New Roman" style:font-size-complex="11pt"/>
    </style:style>
    <style:style style:name="T63" style:family="text">
      <style:text-properties style:font-name="Times New Roman1" fo:font-size="11pt" officeooo:rsid="00edd40b" style:font-name-asian="Times New Roman" style:font-size-asian="11pt" style:font-name-complex="Times New Roman" style:font-size-complex="11pt"/>
    </style:style>
    <style:style style:name="T64" style:family="text">
      <style:text-properties style:font-name="Times New Roman1" fo:font-size="11pt" officeooo:rsid="00eef848" style:font-name-asian="Times New Roman" style:font-size-asian="11pt" style:font-name-complex="Times New Roman" style:font-size-complex="11pt"/>
    </style:style>
    <style:style style:name="T65" style:family="text">
      <style:text-properties style:font-name="Times New Roman1" fo:font-size="11pt" officeooo:rsid="00f08eaf" style:font-name-asian="Times New Roman" style:font-size-asian="11pt" style:font-name-complex="Times New Roman" style:font-size-complex="11pt"/>
    </style:style>
    <style:style style:name="T66" style:family="text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T67" style:family="text">
      <style:text-properties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68" style:family="text">
      <style:text-properties style:font-name="Times New Roman1" fo:font-size="11pt" fo:font-style="italic" fo:font-weight="bold" officeooo:rsid="00c8454a" style:font-name-asian="Times New Roman" style:font-size-asian="11pt" style:font-style-asian="italic" style:font-weight-asian="bold" style:font-name-complex="Times New Roman" style:font-size-complex="11pt"/>
    </style:style>
    <style:style style:name="T69" style:family="text">
      <style:text-properties style:font-name="Times New Roman1" fo:font-weight="normal" style:font-name-asian="Times New Roman" style:font-weight-asian="normal" style:font-name-complex="Times New Roman" style:font-weight-complex="normal"/>
    </style:style>
    <style:style style:name="T70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71" style:family="text">
      <style:text-properties fo:font-weight="normal" style:font-name-asian="Times New Roman" style:font-weight-asian="normal" style:font-name-complex="Times New Roman" style:font-weight-complex="normal"/>
    </style:style>
    <style:style style:name="T72" style:family="text">
      <style:text-properties officeooo:rsid="004afc09"/>
    </style:style>
    <style:style style:name="T73" style:family="text">
      <style:text-properties officeooo:rsid="004ebc8b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fo:font-weight="bold" style:font-name-asian="Times New Roman" style:font-style-asian="italic" style:font-weight-asian="bold" style:font-name-complex="Times New Roman"/>
    </style:style>
    <style:style style:name="T76" style:family="text">
      <style:text-properties fo:font-style="italic" fo:font-weight="bold" officeooo:rsid="000a5097" style:font-name-asian="Times New Roman" style:font-style-asian="italic" style:font-weight-asian="bold" style:font-name-complex="Times New Roman" style:font-weight-complex="bold"/>
    </style:style>
    <style:style style:name="T77" style:family="text">
      <style:text-properties officeooo:rsid="007625ad"/>
    </style:style>
    <style:style style:name="T78" style:family="text">
      <style:text-properties officeooo:rsid="007827c6"/>
    </style:style>
    <style:style style:name="T79" style:family="text">
      <style:text-properties officeooo:rsid="00944618"/>
    </style:style>
    <style:style style:name="T80" style:family="text">
      <style:text-properties officeooo:rsid="009640bb"/>
    </style:style>
    <style:style style:name="T81" style:family="text">
      <style:text-properties officeooo:rsid="009cd2a1"/>
    </style:style>
    <style:style style:name="T82" style:family="text">
      <style:text-properties officeooo:rsid="009ed8f9"/>
    </style:style>
    <style:style style:name="T83" style:family="text">
      <style:text-properties style:font-name="Arial" fo:font-size="9pt" style:font-name-asian="Arial" style:font-size-asian="9pt" style:font-name-complex="Arial"/>
    </style:style>
    <style:style style:name="T84" style:family="text">
      <style:text-properties style:font-name="Arial" fo:font-size="9pt" officeooo:rsid="00b93bbd" style:font-name-asian="Arial" style:font-size-asian="9pt" style:font-name-complex="Arial"/>
    </style:style>
    <style:style style:name="T85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86" style:family="text">
      <style:text-properties style:use-window-font-color="true"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87" style:family="text">
      <style:text-properties style:use-window-font-color="true" style:font-name="Times New Roman1" fo:font-size="11pt" fo:font-weight="bold" officeooo:rsid="00bbedd0" style:font-name-asian="Times New Roman" style:font-size-asian="11pt" style:font-weight-asian="bold" style:font-name-complex="Times New Roman" style:font-size-complex="11pt"/>
    </style:style>
    <style:style style:name="T88" style:family="text">
      <style:text-properties style:use-window-font-color="true" style:font-name="Times New Roman1" fo:font-size="11pt" fo:font-weight="bold" officeooo:rsid="00ee5a5e" style:font-name-asian="Times New Roman" style:font-size-asian="11pt" style:font-weight-asian="bold" style:font-name-complex="Times New Roman" style:font-size-complex="11pt"/>
    </style:style>
    <style:style style:name="T89" style:family="text">
      <style:text-properties style:use-window-font-color="true"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90" style:family="text">
      <style:text-properties style:use-window-font-color="true" style:font-name="Times New Roman1" fo:font-size="11pt" fo:font-style="italic" fo:font-weight="bold" officeooo:rsid="00bbedd0" style:font-name-asian="Times New Roman" style:font-size-asian="11pt" style:font-style-asian="italic" style:font-weight-asian="bold" style:font-name-complex="Times New Roman" style:font-size-complex="11pt"/>
    </style:style>
    <style:style style:name="T91" style:family="text">
      <style:text-properties style:use-window-font-color="true" style:font-name="Times New Roman1" fo:font-size="11pt" officeooo:rsid="00c5bd41" style:font-name-asian="Times New Roman" style:font-size-asian="11pt" style:font-name-complex="Times New Roman" style:font-size-complex="11pt"/>
    </style:style>
    <style:style style:name="T92" style:family="text">
      <style:text-properties style:use-window-font-color="true" style:font-name="Times New Roman1" fo:font-size="11pt" officeooo:rsid="00c74265" style:font-name-asian="Times New Roman" style:font-size-asian="11pt" style:font-name-complex="Times New Roman" style:font-size-complex="11pt"/>
    </style:style>
    <style:style style:name="T93" style:family="text">
      <style:text-properties style:use-window-font-color="true" style:font-name="Times New Roman1" fo:font-size="11pt" officeooo:rsid="00d09928" style:font-name-asian="Times New Roman" style:font-size-asian="11pt" style:font-name-complex="Times New Roman" style:font-size-complex="11pt"/>
    </style:style>
    <style:style style:name="T94" style:family="text">
      <style:text-properties style:use-window-font-color="true" style:font-name="Times New Roman1" fo:font-size="11pt" officeooo:rsid="00dd7af6" style:font-name-asian="Times New Roman" style:font-size-asian="11pt" style:font-name-complex="Times New Roman" style:font-size-complex="11pt"/>
    </style:style>
    <style:style style:name="T95" style:family="text">
      <style:text-properties style:use-window-font-color="true" style:font-name="Times New Roman1" fo:font-size="11pt" officeooo:rsid="00ebd2da" style:font-name-asian="Times New Roman" style:font-size-asian="11pt" style:font-name-complex="Times New Roman" style:font-size-complex="11pt"/>
    </style:style>
    <style:style style:name="T96" style:family="text">
      <style:text-properties style:use-window-font-color="true" style:font-name="Times New Roman" fo:font-size="11pt" fo:font-weight="bold" officeooo:rsid="00b39f93" style:font-name-asian="Times New Roman" style:font-size-asian="11pt" style:font-weight-asian="bold" style:font-name-complex="Times New Roman" style:font-size-complex="11pt"/>
    </style:style>
    <style:style style:name="T97" style:family="text">
      <style:text-properties style:use-window-font-color="true"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98" style:family="text">
      <style:text-properties officeooo:rsid="00c2eea6"/>
    </style:style>
    <style:style style:name="T99" style:family="text">
      <style:text-properties fo:font-style="normal" fo:font-weight="bold" officeooo:rsid="00e9f04a" style:font-name-asian="Times New Roman" style:font-style-asian="normal" style:font-weight-asian="bold" style:font-name-complex="Times New Roman" style:font-style-complex="normal"/>
    </style:style>
    <style:style style:name="T100" style:family="text">
      <style:text-properties officeooo:rsid="00ebd2da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7">David Solodukhin</text:p>
        <text:p text:style-name="P1"/>
        <text:p text:style-name="P50">EDUCATION</text:p>
        <text:p text:style-name="P18"/>
        <text:p text:style-name="P6"><text:span text:style-name="T83"><text:s/><text:tab/> <text:s text:c="5"/></text:span><text:span text:style-name="T85">U.S. Citizen</text:span><text:span text:style-name="T83"> | 914-564-8872 | </text:span><text:span text:style-name="T84">david.solodukhin@gmail.com</text:span></text:p>
      </text:section>
      <text:section text:style-name="Sect2" text:name="Section2">
        <text:p text:style-name="P2"/>
        <text:p text:style-name="P35"><text:span text:style-name="T20">Georgia Institute of Technology - Atlanta, GA<text:tab/> <text:s text:c="7"/>Grad. </text:span><text:span text:style-name="T96">M</text:span><text:span text:style-name="T97">ay</text:span><text:span text:style-name="T21"> </text:span><text:span text:style-name="T20">20</text:span><text:span text:style-name="T22">20</text:span></text:p>
        <text:p text:style-name="P32">Candidate for B.S. in Computer Science</text:p>
        <text:p text:style-name="P33">GPA: 3.9<text:span text:style-name="T98">1</text:span>/4.0</text:p>
        <text:p text:style-name="P28"><text:span text:style-name="T15">Orgs</text:span><text:span text:style-name="T1">: GreyHat Security CTF </text:span><text:span text:style-name="T12">Team</text:span><text:span text:style-name="T1">: web exploit engineer, </text:span><text:span text:style-name="T3">Collegiate Cyber Defense Competition Team, </text:span><text:span text:style-name="T1">Linux Users Group</text:span></text:p>
        <text:p text:style-name="P13">EXPERIENCE</text:p>
        <text:p text:style-name="P34"><text:span text:style-name="T86">A</text:span><text:span text:style-name="T87">mazon Lab126</text:span><text:span text:style-name="T48"> – </text:span><text:span text:style-name="T86">S</text:span><text:span text:style-name="T87">unnyvale</text:span><text:span text:style-name="T49">, CA</text:span><text:span text:style-name="T52"><text:tab/> <text:s text:c="10"/></text:span><text:span text:style-name="T86">S</text:span><text:span text:style-name="T87">ept</text:span><text:span text:style-name="T48"> 201</text:span><text:span text:style-name="T50">9</text:span><text:span text:style-name="T48"> – </text:span><text:span text:style-name="T88">Nov 2019</text:span></text:p>
        <text:p text:style-name="P36"><text:span text:style-name="T67">Software Development Engineer Intern </text:span><text:span text:style-name="T66">– </text:span><text:span text:style-name="T68">Consumer </text:span><text:span text:style-name="T89">D</text:span><text:span text:style-name="T90">evices</text:span></text:p>
        <text:p text:style-name="P10"/>
        <text:p text:style-name="P17"/>
        <text:list xml:id="list1889589435" text:style-name="L1">
          <text:list-item>
            <text:p text:style-name="P38"><text:span text:style-name="T53">Design</text:span><text:span text:style-name="T60">ed</text:span><text:span text:style-name="T53"> a </text:span><text:span text:style-name="T60">high performance, adaptive and </text:span><text:span text:style-name="T94">portable</text:span><text:span text:style-name="T60"> service to stream and transcode sensor data from a</text:span><text:span text:style-name="T94"> prototype</text:span><text:span text:style-name="T53"> consumer electronic device. </text:span><text:span text:style-name="T60">Th</text:span><text:span text:style-name="T61">is </text:span><text:span text:style-name="T60">service allowed developers to more quickly diagnose low-level sensor issues </text:span><text:span text:style-name="T61">and decreased reliance on device storage </text:span><text:span text:style-name="T64">for storing</text:span><text:span text:style-name="T61"> debugging information. (</text:span><text:span text:style-name="T65">js</text:span><text:span text:style-name="T63">, C++)</text:span></text:p>
          </text:list-item>
        </text:list>
        <text:p text:style-name="P20"><text:span text:style-name="T35">VMware</text:span><text:span text:style-name="T25"> – </text:span><text:span text:style-name="T35">Palo Alto, CA</text:span><text:span text:style-name="T23"><text:tab/> <text:s text:c="9"/></text:span><text:span text:style-name="T35">May</text:span><text:span text:style-name="T25"> 201</text:span><text:span text:style-name="T34">9</text:span><text:span text:style-name="T25"> – </text:span><text:span text:style-name="T38">Aug 2019</text:span></text:p>
        <text:p text:style-name="P25"><text:span text:style-name="T80">Software Engineer Intern </text:span>– <text:span text:style-name="T80">VM Platform</text:span></text:p>
        <text:p text:style-name="P8"/>
        <text:p text:style-name="P15"/>
        <text:list xml:id="list2608385502" text:style-name="L2">
          <text:list-item>
            <text:p text:style-name="P40"><text:span text:style-name="T82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 </text:span>(C, <text:span text:style-name="T81">Golang</text:span>)</text:p>
          </text:list-item>
        </text:list>
        <text:p text:style-name="P11"/>
        <text:p text:style-name="P23"><text:span text:style-name="T25">Prudential Financial – </text:span><text:span text:style-name="T26">Newark, NJ</text:span><text:span text:style-name="T23"> <text:s text:c="90"/></text:span><text:span text:style-name="T25">May 2018 – Aug 2018</text:span></text:p>
        <text:p text:style-name="P27">Software Engineer Intern, Enterprise Services &amp; Systems</text:p>
        <text:p text:style-name="P12"/>
        <text:list xml:id="list2948499643" text:style-name="L3">
          <text:list-item>
            <text:p text:style-name="P39"><text:span text:style-name="T57">Added several features to</text:span><text:span text:style-name="T52"> </text:span><text:span text:style-name="T57">an internal</text:span><text:span text:style-name="T52"> </text:span><text:span text:style-name="T57">m</text:span><text:span text:style-name="T52">etadata </text:span><text:span text:style-name="T57">m</text:span><text:span text:style-name="T52">anagement </text:span><text:span text:style-name="T57">s</text:span><text:span text:style-name="T52">ystem, enabling lower query latency </text:span><text:span text:style-name="T58">and </text:span><text:span text:style-name="T62">more</text:span><text:span text:style-name="T52"> query protocols. </text:span><text:span text:style-name="T93">Expanded on </text:span><text:span text:style-name="T95">the existing </text:span><text:span text:style-name="T93">frontend</text:span><text:span text:style-name="T52"> (</text:span><text:span text:style-name="T62">JSP</text:span><text:span text:style-name="T59">)</text:span><text:span text:style-name="T52"> and rewrote Struts2 functionality in Spring(Web).</text:span></text:p>
          </text:list-item>
          <text:list-item>
            <text:p text:style-name="P42">Reduced daily build time of <text:span text:style-name="T100">this </text:span>system by several hours with multi-module Maven build scripts that automate building Oracle ADF applications.</text:p>
          </text:list-item>
        </text:list>
        <text:p text:style-name="P22"><text:span text:style-name="T32">Georgia Tech Database Research Group</text:span><text:span text:style-name="T25"> </text:span><text:span text:style-name="T75">– </text:span><text:span text:style-name="T99">Atlanta, GA</text:span><text:span text:style-name="T23"><text:tab/> <text:s text:c="10"/></text:span><text:span text:style-name="T33">Feb</text:span><text:span text:style-name="T25"> 201</text:span><text:span text:style-name="T34">9</text:span><text:span text:style-name="T25"> – </text:span><text:span text:style-name="T36">May 2019</text:span></text:p>
        <text:p text:style-name="P26">Undergraduate Research<text:span text:style-name="T73">er </text:span>– Dr. <text:span text:style-name="T73">Joy Arulraj – </text:span><text:span text:style-name="T70">Accelerating Data Analytics using Logical Zone Maps</text:span></text:p>
        <text:p text:style-name="P9"/>
        <text:p text:style-name="P16"/>
        <text:list xml:id="list996190935" text:style-name="L4">
          <text:list-item>
            <text:p text:style-name="P41">Aided in designing new logical indexing structure<text:span text:style-name="T79">s</text:span> used for caching <text:span text:style-name="T78">statistical </text:span>aggregates for subsets of data. <text:span text:style-name="T79">Implemented mock dbms components</text:span> <text:span text:style-name="T77">such as a mixture model engine which would evaluate new indexing techniques as well as support approximate query processing. <text:s/>(C++)</text:span></text:p>
          </text:list-item>
        </text:list>
        <text:p text:style-name="P21"><text:span text:style-name="T27">College of Computing </text:span><text:span text:style-name="T76">–</text:span><text:span text:style-name="T27"> </text:span><text:span text:style-name="T30">Atlanta, GA</text:span><text:span text:style-name="T23"><text:tab/> <text:s text:c="11"/></text:span><text:span text:style-name="T28">Jan 201</text:span><text:span text:style-name="T29">9</text:span><text:span text:style-name="T25"> – </text:span><text:span text:style-name="T37">May 2019</text:span></text:p>
        <text:p text:style-name="P30"><text:span text:style-name="T41">Undergraduate </text:span><text:span text:style-name="T42">Teaching</text:span><text:span text:style-name="T41"> Assistant – </text:span><text:span text:style-name="T43">Design and Analysis of Operating Systems</text:span></text:p>
        <text:list xml:id="list3138703527" text:style-name="L5">
          <text:list-item>
            <text:p text:style-name="P46"><text:span text:style-name="T91">T</text:span><text:span text:style-name="T92">aught</text:span><text:span text:style-name="T54"> students operating systems </text:span><text:span text:style-name="T56">concepts an</text:span><text:span text:style-name="T55">d</text:span><text:span text:style-name="T56"> </text:span><text:span text:style-name="T54">kernel programming. </text:span><text:span text:style-name="T55">Graded and maintained assignments.</text:span></text:p>
          </text:list-item>
        </text:list>
        <text:p text:style-name="P19"><text:span text:style-name="T25">Institute for Information Security and Privacy - </text:span><text:span text:style-name="T23">Georgia Tec</text:span><text:span text:style-name="T24">h <text:s text:c="48"/></text:span><text:span text:style-name="T25">Oct 2017 – </text:span><text:span text:style-name="T31">Oc</text:span><text:span text:style-name="T37">t</text:span><text:span text:style-name="T31"> 2018</text:span></text:p>
        <text:p text:style-name="P24">Undergraduate Research<text:span text:style-name="T73">er</text:span> – Dr. Taesoo Kim – <text:span text:style-name="T72">Fuzzification: Anti-Fuzzing Techniques</text:span></text:p>
        <text:p text:style-name="P14"/>
        <text:list xml:id="list2870873982" text:style-name="L6">
          <text:list-item>
            <text:p text:style-name="P43">Designed and evaluated anti-fuzzing techniques to slow down modern fuzzers and protect software from malicious fuzzing.</text:p>
          </text:list-item>
          <text:list-item>
            <text:p text:style-name="P44"><text:span text:style-name="T23">Wrote LLVM passes in </text:span><text:span text:style-name="T71">C++</text:span><text:span text:style-name="T23"> to implement anti-fuzzing techniques in existing Linux executables.</text:span></text:p>
            <text:p text:style-name="P47"/>
          </text:list-item>
          <text:list-item>
            <text:p text:style-name="P48"><text:span text:style-name="T44">Automated </text:span><text:span text:style-name="T46">source-code </text:span><text:span text:style-name="T44">instrumentation, unit testing of anti-fuzzing methods as well as analysis and plotting of fuzzing statistics with </text:span><text:span text:style-name="T69">Python</text:span><text:span text:style-name="T44">.</text:span></text:p>
          </text:list-item>
        </text:list>
        <text:p text:style-name="P7"><text:span text:style-name="T18">PROJECTS, </text:span><text:span text:style-name="T19">PUBLICATIONS</text:span><text:span text:style-name="T18"> – </text:span><text:a xlink:type="simple" xlink:href="https://github.com/david-solodukhin" text:style-name="Internet_20_link" text:visited-style-name="Visited_20_Internet_20_Link"><text:span text:style-name="T40">GITHUB</text:span></text:a></text:p>
        <text:list xml:id="list2790289461" text:style-name="L7">
          <text:list-item>
            <text:p text:style-name="P45">Jinho Jung, Hong Hu, <text:span text:style-name="T39">David Solodukhin</text:span>, Daniel Pagan, Kyu Hyung Lee, and Taesoo Kim. <text:span text:style-name="T39">Fuzzification: Anti-Fuzzing Techniques</text:span>. <text:span text:style-name="T74">In Proceedings of the 28th USENIX Security Symposium (Security 2019)</text:span>, Santa Clara, CA, August 2019.</text:p>
          </text:list-item>
          <text:list-item>
            <text:p text:style-name="P49"><text:span text:style-name="T47">Linux Kernel Modules </text:span><text:span text:style-name="T44">(kernel v4.15.18): Developed a module which starts a kernel </text:span><text:span text:style-name="T45">daemon </text:span><text:span text:style-name="T44">for</text:span><text:span text:style-name="T47"> </text:span><text:span text:style-name="T44">transmitting O.S. </text:span><text:span text:style-name="T45">stats</text:span><text:span text:style-name="T44">. Implemented a kernel module for network traffic artificial throttling </text:span><text:span text:style-name="T45">and </text:span><text:span text:style-name="T44">proxy. (</text:span><text:span text:style-name="T45">C)</text:span></text:p>
          </text:list-item>
          <text:list-item>
            <text:p text:style-name="P49"><text:span text:style-name="T47">Wolfram Alpha Bug: </text:span><text:span text:style-name="T44">Found SSRF vulnerability in Wolfram Alpha’s api giving access to premium features for free. Contacted WA team and exploit was patched.</text:span></text:p>
          </text:list-item>
        </text:list>
        <text:p text:style-name="P3"/>
        <text:p text:style-name="P4">SKILLS</text:p>
        <text:p text:style-name="P2"/>
        <text:p text:style-name="P29"><text:span text:style-name="T15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5"/>
        <text:p text:style-name="P31"><text:span text:style-name="T17">Systems, </text:span><text:span text:style-name="T15">Technologie</text:span><text:span text:style-name="T16">s/</text:span><text:span text:style-name="T15">Tools: </text:span><text:span text:style-name="T4">LLVM, OpenMP, MPI, Docker, </text:span><text:span text:style-name="T6">Kubernetes, </text:span><text:span text:style-name="T10">libcontainer, </text:span><text:span text:style-name="T4">KVM/QEMU, libvirt, C/Make</text:span><text:span text:style-name="T6">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, </text:span><text:span text:style-name="T13">reactjs, </text:span><text:span text:style-name="T14">ROS</text:span></text:p>
        <text:p text:style-name="P28"><text:span text:style-name="T15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0T14:17:51.945726799</dc:date>
    <meta:editing-duration>PT5H46M3S</meta:editing-duration>
    <meta:editing-cycles>204</meta:editing-cycles>
    <meta:generator>LibreOffice/6.3.3.2.0$Linux_X86_64 LibreOffice_project/30$Build-2</meta:generator>
    <meta:document-statistic meta:table-count="0" meta:image-count="0" meta:object-count="0" meta:page-count="1" meta:paragraph-count="38" meta:word-count="532" meta:character-count="4011" meta:non-whitespace-character-count="3311"/>
  </office:meta>
</office:document-meta>
</file>